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800000" draw:opacity="30%" draw:textarea-horizontal-align="justify" draw:textarea-vertical-align="middle" draw:auto-grow-height="false" draw:shadow-opacity="30%"/>
    </style:style>
    <style:style style:name="gr2" style:family="graphic" style:parent-style-name="objectwithoutfill">
      <style:graphic-properties draw:fill="solid" draw:fill-color="#008000" draw:opacity="30%" draw:textarea-horizontal-align="center" draw:textarea-vertical-align="middle" draw:shadow-opacity="30%"/>
    </style:style>
    <style:style style:name="gr3" style:family="graphic" style:parent-style-name="standard">
      <style:graphic-properties svg:stroke-width="0.051cm" draw:marker-start-width="0.276cm" draw:marker-end-width="0.276cm" draw:fill="solid" draw:fill-color="#008000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Fine_20_Dashed_20__28_var_29_" svg:stroke-width="0.051cm" draw:marker-start-width="0.276cm" draw:marker-end="Arrow" draw:marker-end-width="0.376cm" draw:fill="solid" draw:fill-color="#008000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276cm" draw:marker-end="Arrow" draw:marker-end-width="0.376cm" draw:fill="solid" draw:fill-color="#008000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solid" draw:stroke-dash="Ultrafine_20_Dashed" svg:stroke-width="0.051cm" draw:marker-start-width="0.276cm" draw:marker-end="Arrow" draw:marker-end-width="0.376cm" draw:fill="solid" draw:fill-color="#008000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Ultrafine_20_Dashed" svg:stroke-width="0.051cm" draw:marker-start-width="0.276cm" draw:marker-end="Arrow" draw:marker-end-width="0.376cm" draw:fill="solid" draw:fill-color="#008000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1.10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2cm" fo:min-width="0.751cm"/>
    </style:style>
    <style:style style:name="gr1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false" fo:min-height="0.952cm" fo:min-width="0.75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width="0.051cm" draw:marker-start-width="0.276cm" draw:marker-end-width="0.276cm" draw:fill="none" draw:fill-color="#008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000000" draw:marker-start-width="0.276cm" draw:marker-end-width="0.276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draw:marker-start-width="0.276cm" draw:marker-end-width="0.276cm" draw:fill="none" draw:fill-color="#008000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draw:marker-start-width="0.276cm" draw:marker-end-width="0.276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draw:marker-start-width="0.277cm" draw:marker-end="Arrow" draw:marker-end-width="0.377cm" draw:fill="solid" draw:fill-color="#008000" draw:textarea-horizontal-align="center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dash" draw:stroke-dash="Ultrafine_20_Dashed" svg:stroke-width="0.051cm" draw:marker-start-width="0.277cm" draw:marker-end="Arrow" draw:marker-end-width="0.377cm" draw:fill="solid" draw:fill-color="#008000" draw:textarea-horizontal-align="center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family="Arial" style:font-style-name="Normal" style:font-family-generic="swiss" fo:font-size="16pt" fo:font-weight="bold" style:font-family-asian="Arial" style:font-style-name-asian="Normal" style:font-family-generic-asian="swiss" style:font-size-asian="16pt" style:font-weight-asian="bold" style:font-family-complex="Arial" style:font-style-name-complex="Normal" style:font-family-generic-complex="swiss" style:font-size-complex="16pt" style:font-weight-complex="bold"/>
    </style:style>
    <style:style style:name="T3" style:family="text">
      <style:text-properties style:text-position="sub 58%" fo:font-family="Arial" style:font-style-name="Normal" style:font-family-generic="swiss" fo:font-size="16pt" fo:font-weight="bold" style:font-family-asian="Arial" style:font-style-name-asian="Normal" style:font-family-generic-asian="swiss" style:font-size-asian="16pt" style:font-weight-asian="bold" style:font-family-complex="Arial" style:font-style-name-complex="Normal" style:font-family-generic-complex="swiss" style:font-size-complex="16pt" style:font-weight-complex="bold"/>
    </style:style>
    <style:style style:name="T4" style:family="text">
      <style:text-properties style:text-position="sub 58%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446cm" svg:height="6.446cm" svg:x="4.762cm" svg:y="6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1" draw:layer="layout" svg:width="6.542cm" svg:height="6.541cm" draw:transform="rotate (-3.1415926535892) translate (11.2570000000081cm 13.1809999999966cm)" svg:viewBox="0 0 6543 6542" draw:points="3272,-19868 4522,-19868 4522,-20493 5773,-20493 5773,-21840 6543,-21840 6543,-23139 6543,-24390 5821,-24390 5821,-25640 4474,-25640 4474,-26362 1925,-26362 1925,-25592 674,-25592 674,-24342 0,-24342 0,-21792 722,-21792 722,-20541 1925,-20541 1925,-19820 3175,-19820">
          <text:p/>
        </draw:polygon>
        <draw:line draw:style-name="gr3" draw:text-style-name="P1" draw:layer="layout" svg:x1="11.112cm" svg:y1="21.744cm" svg:x2="11.112cm" svg:y2="24.486cm">
          <text:p/>
        </draw:line>
        <draw:line draw:style-name="gr3" draw:text-style-name="P1" draw:layer="layout" svg:x1="13.612cm" svg:y1="21.744cm" svg:x2="13.612cm" svg:y2="24.486cm">
          <text:p/>
        </draw:line>
        <draw:line draw:style-name="gr3" draw:text-style-name="P1" draw:layer="layout" svg:x1="5.918cm" svg:y1="21.696cm" svg:x2="5.918cm" svg:y2="24.438cm">
          <text:p/>
        </draw:line>
        <draw:line draw:style-name="gr3" draw:text-style-name="P1" draw:layer="layout" svg:x1="8.418cm" svg:y1="21.696cm" svg:x2="8.418cm" svg:y2="24.438cm">
          <text:p/>
        </draw:line>
        <draw:line draw:style-name="gr4" draw:text-style-name="P1" draw:layer="layout" svg:x1="10.102cm" svg:y1="24.149cm" svg:x2="11.257cm" svg:y2="23.427cm">
          <text:p/>
        </draw:line>
        <draw:line draw:style-name="gr5" draw:text-style-name="P1" draw:layer="layout" svg:x1="12.503cm" svg:y1="24.149cm" svg:x2="13.658cm" svg:y2="23.427cm">
          <text:p/>
        </draw:line>
        <draw:line draw:style-name="gr5" draw:text-style-name="P1" draw:layer="layout" svg:x1="11.204cm" svg:y1="23.449cm" svg:x2="12.359cm" svg:y2="22.727cm">
          <text:p/>
        </draw:line>
        <draw:line draw:style-name="gr5" draw:text-style-name="P1" draw:layer="layout" svg:x1="7.31cm" svg:y1="24.101cm" svg:x2="8.465cm" svg:y2="23.379cm">
          <text:p/>
        </draw:line>
        <draw:line draw:style-name="gr6" draw:text-style-name="P1" draw:layer="layout" svg:x1="8.325cm" svg:y1="23.427cm" svg:x2="7.312cm" svg:y2="22.562cm">
          <text:p/>
        </draw:line>
        <draw:line draw:style-name="gr7" draw:text-style-name="P1" draw:layer="layout" svg:x1="9.236cm" svg:y1="24.149cm" svg:x2="8.209cm" svg:y2="23.317cm">
          <text:p/>
        </draw:line>
        <draw:frame draw:style-name="gr8" draw:text-style-name="P2" draw:layer="layout" svg:width="3.319cm" svg:height="1.356cm" svg:x="5.58cm" svg:y="24.823cm">
          <draw:text-box>
            <text:p text:style-name="P2"><text:span text:style-name="T1">reflective</text:span></text:p>
          </draw:text-box>
        </draw:frame>
        <draw:frame draw:style-name="gr8" draw:text-style-name="P2" draw:layer="layout" svg:width="3.319cm" svg:height="1.356cm" svg:x="10.981cm" svg:y="24.823cm">
          <draw:text-box>
            <text:p text:style-name="P2"><text:span text:style-name="T1">periodic</text:span></text:p>
          </draw:text-box>
        </draw:frame>
        <draw:frame draw:style-name="gr9" draw:text-style-name="P3" draw:layer="layout" svg:width="1.251cm" svg:height="1.202cm" svg:x="7.407cm" svg:y="23.672cm">
          <draw:text-box>
            <text:p text:style-name="P3"><text:span text:style-name="T2">Ω</text:span></text:p>
          </draw:text-box>
        </draw:frame>
        <draw:frame draw:style-name="gr10" draw:text-style-name="P3" draw:layer="layout" svg:width="1.251cm" svg:height="1.202cm" svg:x="7.308cm" svg:y="21.972cm">
          <draw:text-box>
            <text:p text:style-name="P3"><text:span text:style-name="T2">Ω</text:span><text:span text:style-name="T3">R</text:span></text:p>
          </draw:text-box>
        </draw:frame>
        <draw:frame draw:style-name="gr11" draw:text-style-name="P2" draw:layer="layout" svg:width="0.951cm" svg:height="1.171cm" svg:x="10.431cm" svg:y="24.026cm">
          <draw:text-box>
            <text:p text:style-name="P2"><text:span text:style-name="T1">r</text:span><text:span text:style-name="T4">1</text:span></text:p>
          </draw:text-box>
        </draw:frame>
        <draw:frame draw:style-name="gr11" draw:text-style-name="P2" draw:layer="layout" svg:width="0.951cm" svg:height="1.171cm" svg:x="12.932cm" svg:y="24.027cm">
          <draw:text-box>
            <text:p text:style-name="P2"><text:span text:style-name="T1">r</text:span><text:span text:style-name="T4">2</text:span></text:p>
          </draw:text-box>
        </draw:frame>
        <draw:custom-shape draw:style-name="gr12" draw:text-style-name="P1" draw:layer="layout" svg:width="3.848cm" svg:height="3.848cm" svg:x="4.714cm" svg:y="15.9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02cm" svg:height="2.02cm" svg:x="5.705cm" svg:y="16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id="id1" draw:layer="layout" svg:width="4.618cm" svg:height="4.618cm" svg:x="9.677cm" svg:y="15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2.02cm" svg:height="2.02cm" svg:x="11.005cm" svg:y="16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" draw:layer="layout" draw:type="line" svg:x1="11.986cm" svg:y1="15.623cm" svg:x2="13.619cm" svg:y2="16.299cm" draw:start-shape="id1" draw:start-glue-point="4" draw:end-shape="id1" draw:end-glue-point="11" svg:d="m11986 15623 1633 676">
          <text:p/>
        </draw:connector>
        <draw:connector draw:style-name="gr16" draw:text-style-name="P1" draw:layer="layout" draw:type="line" svg:x1="13.619cm" svg:y1="16.299cm" svg:x2="14.295cm" svg:y2="17.932cm" draw:start-shape="id1" draw:start-glue-point="11" draw:end-shape="id1" draw:end-glue-point="10" svg:d="m13619 16299 676 1633">
          <text:p/>
        </draw:connector>
        <draw:connector draw:style-name="gr16" draw:text-style-name="P1" draw:layer="layout" draw:type="line" svg:x1="14.295cm" svg:y1="17.932cm" svg:x2="13.619cm" svg:y2="19.565cm" draw:start-shape="id1" draw:start-glue-point="10" draw:end-shape="id1" draw:end-glue-point="9" svg:d="m14295 17932-676 1633">
          <text:p/>
        </draw:connector>
        <draw:connector draw:style-name="gr16" draw:text-style-name="P1" draw:layer="layout" draw:type="line" svg:x1="13.619cm" svg:y1="19.565cm" svg:x2="11.986cm" svg:y2="20.241cm" draw:start-shape="id1" draw:start-glue-point="9" draw:end-shape="id1" draw:end-glue-point="8" svg:d="m13619 19565-1633 676">
          <text:p/>
        </draw:connector>
        <draw:connector draw:style-name="gr16" draw:text-style-name="P1" draw:layer="layout" draw:type="line" svg:x1="11.986cm" svg:y1="20.241cm" svg:x2="10.353cm" svg:y2="19.565cm" draw:start-shape="id1" draw:start-glue-point="8" draw:end-shape="id1" draw:end-glue-point="7" svg:d="m11986 20241-1633-676">
          <text:p/>
        </draw:connector>
        <draw:connector draw:style-name="gr16" draw:text-style-name="P1" draw:layer="layout" draw:type="line" svg:x1="10.353cm" svg:y1="19.565cm" svg:x2="9.677cm" svg:y2="17.932cm" draw:start-shape="id1" draw:start-glue-point="7" draw:end-shape="id1" draw:end-glue-point="6" svg:d="m10353 19565-676-1633">
          <text:p/>
        </draw:connector>
        <draw:connector draw:style-name="gr16" draw:text-style-name="P1" draw:layer="layout" draw:type="line" svg:x1="9.677cm" svg:y1="17.932cm" svg:x2="10.353cm" svg:y2="16.299cm" draw:start-shape="id1" draw:start-glue-point="6" draw:end-shape="id1" draw:end-glue-point="5" svg:d="m9677 17932 676-1633">
          <text:p/>
        </draw:connector>
        <draw:connector draw:style-name="gr16" draw:text-style-name="P1" draw:layer="layout" draw:type="line" svg:x1="10.353cm" svg:y1="16.299cm" svg:x2="11.986cm" svg:y2="15.623cm" draw:start-shape="id1" draw:start-glue-point="5" draw:end-shape="id1" draw:end-glue-point="4" svg:d="m10353 16299 1633-676">
          <text:p/>
        </draw:connector>
        <draw:line draw:style-name="gr16" draw:text-style-name="P1" draw:layer="layout" svg:x1="6.686cm" svg:y1="15.923cm" svg:x2="8.563cm" svg:y2="16.356cm">
          <text:p/>
        </draw:line>
        <draw:line draw:style-name="gr5" draw:text-style-name="P1" draw:layer="layout" svg:x1="8.466cm" svg:y1="16.404cm" svg:x2="4.762cm" svg:y2="17.847cm">
          <text:p/>
        </draw:line>
        <draw:line draw:style-name="gr16" draw:text-style-name="P1" draw:layer="layout" svg:x1="4.762cm" svg:y1="17.799cm" svg:x2="8.563cm" svg:y2="18.809cm">
          <text:p/>
        </draw:line>
        <draw:line draw:style-name="gr16" draw:text-style-name="P1" draw:layer="layout" svg:x1="8.515cm" svg:y1="18.858cm" svg:x2="6.013cm" svg:y2="19.772cm">
          <text:p/>
        </draw:line>
        <draw:line draw:style-name="gr17" draw:text-style-name="P1" draw:layer="layout" svg:x1="4.807cm" svg:y1="15.109cm" svg:x2="6.875cm" svg:y2="15.879cm">
          <text:p/>
        </draw:line>
        <draw:line draw:style-name="gr17" draw:text-style-name="P1" draw:layer="layout" svg:x1="10.207cm" svg:y1="14.909cm" svg:x2="12.275cm" svg:y2="15.67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eremy </meta:initial-creator>
    <meta:creation-date>2011-03-07T07:54:23</meta:creation-date>
    <dc:date>2011-03-07T09:40:12</dc:date>
    <dc:creator>Jeremy </dc:creator>
    <meta:editing-duration>PT00H58M18S</meta:editing-duration>
    <meta:editing-cycles>1</meta:editing-cycles>
    <meta:document-statistic meta:object-count="36"/>
    <meta:generator>OpenOffice.org/3.2$Linux OpenOffice.org_project/320m12$Build-9483</meta:generator>
  </office:meta>
</office:document-meta>
</file>